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3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4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5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6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7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8" style:parent-style-name="Textbody" style:family="paragraph">
      <style:paragraph-properties fo:text-align="justify" fo:line-height="115%" fo:margin-left="1.4763in">
        <style:tab-stops/>
      </style:paragraph-properties>
    </style:style>
    <style:style style:name="T9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10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P11" style:parent-style-name="Textbody" style:family="paragraph">
      <style:paragraph-properties fo:text-align="justify" fo:line-height="115%" fo:margin-left="1.4763in">
        <style:tab-stops/>
      </style:paragraph-properties>
      <style:text-properties style:font-name="Times New Roman" fo:font-weight="bold" style:font-weight-asian="bold" fo:font-style="italic" style:font-style-asian="italic" fo:color="#000000" fo:font-size="9pt" style:font-size-asian="9pt"/>
    </style:style>
    <style:style style:name="P12" style:parent-style-name="Textbody" style:family="paragraph">
      <style:paragraph-properties fo:text-align="justify" fo:line-height="115%" fo:text-indent="0.4916in"/>
      <style:text-properties style:font-name="Times New Roman" fo:color="#000000" fo:font-size="10.5pt" style:font-size-asian="10.5pt"/>
    </style:style>
    <style:style style:name="P13" style:parent-style-name="Textbody" style:family="paragraph">
      <style:paragraph-properties fo:text-align="justify" fo:line-height="115%" fo:margin-left="1.4763in">
        <style:tab-stops/>
      </style:paragraph-properties>
    </style:style>
    <style:style style:name="T14" style:parent-style-name="Fonteparág.padrão" style:family="text">
      <style:text-properties fo:color="#000000"/>
    </style:style>
    <style:style style:name="T15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16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17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18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19" style:parent-style-name="Fonteparág.padrão" style:family="text">
      <style:text-properties style:font-name="Times New Roman" fo:font-weight="bold" style:font-weight-asian="bold" fo:font-style="italic" style:font-style-asian="italic" fo:color="#000000" fo:font-size="9pt" style:font-size-asian="9pt"/>
    </style:style>
    <style:style style:name="T20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21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T22" style:parent-style-name="Fonteparág.padrão" style:family="text">
      <style:text-properties style:font-name="Times New Roman" fo:font-style="italic" style:font-style-asian="italic" fo:color="#000000" fo:font-size="9pt" style:font-size-asian="9pt"/>
    </style:style>
    <style:style style:name="P23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24" style:parent-style-name="Textbody" style:family="paragraph">
      <style:paragraph-properties fo:text-align="justify" fo:line-height="115%" fo:text-indent="0.4916in"/>
      <style:text-properties style:font-name="Times New Roman" fo:font-size="10.5pt" style:font-size-asian="10.5pt"/>
    </style:style>
    <style:style style:name="P25" style:parent-style-name="Textbody" style:family="paragraph">
      <style:paragraph-properties fo:text-align="justify" fo:margin-left="1.4763in">
        <style:tab-stops/>
      </style:paragraph-properties>
    </style:style>
    <style:style style:name="T26" style:parent-style-name="Fonteparág.padrão" style:family="text">
      <style:text-properties style:font-name="Times New Roman" fo:font-style="italic" style:font-style-asian="italic" fo:font-size="9pt" style:font-size-asian="9pt"/>
    </style:style>
    <style:style style:name="T27" style:parent-style-name="Fonteparág.padrão" style:family="text">
      <style:text-properties style:font-name="Times New Roman" fo:font-style="italic" style:font-style-asian="italic" fo:font-size="9pt" style:font-size-asian="9pt"/>
    </style:style>
    <style:style style:name="T28" style:parent-style-name="Fonteparág.padrão" style:family="text">
      <style:text-properties style:font-name="Times New Roman" fo:font-weight="bold" style:font-weight-asian="bold" fo:font-style="italic" style:font-style-asian="italic" fo:font-size="9pt" style:font-size-asian="9pt"/>
    </style:style>
    <style:style style:name="T29" style:parent-style-name="Fonteparág.padrão" style:family="text">
      <style:text-properties style:font-name="Times New Roman" fo:font-weight="bold" style:font-weight-asian="bold" fo:font-style="italic" style:font-style-asian="italic" fo:font-size="9pt" style:font-size-asian="9pt"/>
    </style:style>
    <style:style style:name="T30" style:parent-style-name="Fonteparág.padrão" style:family="text">
      <style:text-properties style:font-name="Times New Roman" fo:font-style="italic" style:font-style-asian="italic" fo:font-size="9pt" style:font-size-asian="9pt"/>
    </style:style>
    <style:style style:name="T31" style:parent-style-name="Fonteparág.padrão" style:family="text">
      <style:text-properties style:font-name="Times New Roman" fo:font-style="italic" style:font-style-asian="italic" fo:font-size="9pt" style:font-size-asian="9pt"/>
    </style:style>
    <style:style style:name="T32" style:parent-style-name="Fonteparág.padrão" style:family="text">
      <style:text-properties style:font-name="Times New Roman" fo:font-style="italic" style:font-style-asian="italic" fo:font-size="9pt" style:font-size-asian="9pt"/>
    </style:style>
    <style:style style:name="P33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34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35" style:parent-style-name="Textbody" style:family="paragraph">
      <style:paragraph-properties fo:text-align="justify" fo:text-indent="0.4916in"/>
      <style:text-properties style:font-name="Times New Roman" fo:font-size="10.5pt" style:font-size-asian="10.5pt"/>
    </style:style>
    <style:style style:name="P36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37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8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9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40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41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42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43" style:parent-style-name="textbody0" style:family="paragraph">
      <style:paragraph-properties fo:text-align="justify" fo:margin-left="1.4763in">
        <style:tab-stops/>
      </style:paragraph-properties>
    </style:style>
    <style:style style:name="T44" style:parent-style-name="Fonteparág.padrão" style:family="text">
      <style:text-properties fo:font-style="italic" style:font-style-asian="italic" style:font-style-complex="italic" fo:color="#000000" fo:font-size="11pt" style:font-size-asian="11pt" style:font-size-complex="11pt"/>
    </style:style>
    <style:style style:name="P45" style:parent-style-name="textbody0" style:family="paragraph">
      <style:paragraph-properties fo:text-align="justify" fo:margin-left="1.4763in">
        <style:tab-stops/>
      </style:paragraph-properties>
    </style:style>
    <style:style style:name="T4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47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8" style:parent-style-name="textbody0" style:family="paragraph">
      <style:paragraph-properties fo:text-align="justify" fo:text-indent="0.4916in"/>
    </style:style>
    <style:style style:name="T49" style:parent-style-name="Fonteparág.padrão" style:family="text">
      <style:text-properties fo:color="#000000" fo:font-size="11pt" style:font-size-asian="11pt" style:font-size-complex="11pt"/>
    </style:style>
    <style:style style:name="T50" style:parent-style-name="Fonteparág.padrão" style:family="text">
      <style:text-properties fo:color="#000000" fo:font-size="11pt" style:font-size-asian="11pt" style:font-size-complex="11pt"/>
    </style:style>
    <style:style style:name="P51" style:parent-style-name="NormalWeb" style:family="paragraph">
      <style:paragraph-properties fo:text-align="justify" fo:text-indent="0.4916in"/>
    </style:style>
    <style:style style:name="T52" style:parent-style-name="Fonteparág.padrão" style:family="text">
      <style:text-properties fo:color="#000000" fo:font-size="11pt" style:font-size-asian="11pt" style:font-size-complex="11pt"/>
    </style:style>
    <style:style style:name="T53" style:parent-style-name="Fonteparág.padrão" style:family="text">
      <style:text-properties fo:color="#000000" fo:font-size="11pt" style:font-size-asian="11pt" style:font-size-complex="11pt"/>
    </style:style>
    <style:style style:name="P54" style:parent-style-name="NormalWeb" style:family="paragraph">
      <style:paragraph-properties fo:text-align="justify" fo:text-indent="0.4916in"/>
      <style:text-properties fo:font-size="11pt" style:font-size-asian="11pt" style:font-size-complex="11pt"/>
    </style:style>
    <style:style style:name="P55" style:parent-style-name="textbody0" style:family="paragraph">
      <style:paragraph-properties fo:text-align="justify" fo:text-indent="0.4916in"/>
    </style:style>
    <style:style style:name="T56" style:parent-style-name="Fonteparág.padrão" style:family="text">
      <style:text-properties fo:font-size="11pt" style:font-size-asian="11pt" style:font-size-complex="11pt"/>
    </style:style>
    <style:style style:name="T57" style:parent-style-name="Fonteparág.padrão" style:family="text">
      <style:text-properties fo:font-size="10.5pt" style:font-size-asian="10.5pt" style:font-size-complex="10.5pt"/>
    </style:style>
    <style:style style:name="P58" style:parent-style-name="Textbody" style:family="paragraph">
      <style:paragraph-properties fo:text-align="justify" fo:text-indent="0.4916in"/>
    </style:style>
    <style:style style:name="P59" style:parent-style-name="Textbody" style:family="paragraph">
      <style:paragraph-properties fo:text-align="justify" fo:text-indent="0.4916in"/>
    </style:style>
    <style:style style:name="P60" style:parent-style-name="Textbody" style:family="paragraph">
      <style:paragraph-properties fo:text-align="justify" fo:text-indent="0.4916in"/>
      <style:text-properties fo:font-size="11pt" style:font-size-asian="11pt" style:font-size-complex="11pt"/>
    </style:style>
    <style:style style:name="P61" style:parent-style-name="Textbody" style:family="paragraph">
      <style:paragraph-properties fo:text-align="justify" fo:text-indent="0.4916in"/>
      <style:text-properties fo:font-size="11pt" style:font-size-asian="11pt" style:font-size-complex="11pt"/>
    </style:style>
    <style:style style:name="P62" style:parent-style-name="Textbody" style:family="paragraph">
      <style:paragraph-properties fo:text-align="justify" fo:text-indent="0.4916in"/>
    </style:style>
    <style:style style:name="T63" style:parent-style-name="Fonteparág.padrão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/>
      <text:p text:style-name="Standard"><text:tab/></text:p>
      <text:p text:style-name="P2"><text:tab/>Trata-se de processo de execução penal em desfavor do apenado acima nominado, em que a Defesa requereu a retificação da GEP, a fim de considerar o crime de tráfico de drogas como sendo crime de natureza comum (evento xx)</text:p>
      <text:p text:style-name="P3">Interveio o Ministério Público, opinando pelo indeferimento do pleito (evento xx).</text:p>
      <text:p text:style-name="P4">Relatados.</text:p>
      <text:p text:style-name="P5">O pedido é improcedente.</text:p>
      <text:p text:style-name="P6">Isso porque o artigo 5º, XLIII da CF e o artigo 2º, CAPUT, da lei 8072/90 claramente estabelecem um contexto de equiparação ao tráfico de<text:s/>drogas a crimes de natureza hedionda.</text:p>
      <text:p text:style-name="P7">Se o legislador não pensasse dessa forma, não teria no parágrafo 5º, do artigo 112 da LEP, excepcionado somente o §4º do artigo 33 da lei 11.343/2006, conforme aduz a letra da lei:</text:p>
      <text:p text:style-name="P8"><text:span text:style-name="T9">Art. 112. A pena privativa de liberd</text:span><text:span text:style-name="T10">ade será executada em forma progressiva com a transferência para regime menos rigoroso, a ser determinada pelo juiz, quando o preso tiver cumprido ao menos:</text:span></text:p>
      <text:p text:style-name="P11">§ 5º Não se considera hediondo ou equiparado, para os fins deste artigo, o crime de tráfico de drogas previsto no § 4º do art. 33 da Lei nº 11.343, de 23 de agosto de 2006.</text:p>
      <text:p text:style-name="P12">Registro que embora os Tribunais Superiores não tenham enfrentado diretamente o tema, em diversas decisões sobre a retroatividade da lei nos casos da reincidência genérica foi decidido pela aplicação do percentual de 40%, em casos em que se analisava o pedido onde o delito em questão era o de tráfico de drogas, sendo exemplo:</text:p>
      <text:p text:style-name="P13"><text:span text:style-name="T14">“</text:span><text:span text:style-name="T15">PENAL. AGRAVO REGIMENTAL NO HABEAS CORPUS. EXECUÇÃO.CÁLCULO DE PENAS. PROGRESSÃO AO REGIME SEMIABERTO.INADMIS</text:span><text:span text:style-name="T16">SIBILIDADE DE COMINAÇÕES DE LEIS SUCESSIVAS.ANÁLISE DA PRETENSÃO À LUZ DE CADA UMA DAS NORMAS.PRECEDENTES DO STJ. AGRAVO DESPROVIDO. 1. O entendimento desta Corte Superior é o de impossibilidade de combinação de leis, formando uma terceira lei. Assim, deve</text:span><text:span text:style-name="T17"><text:s/>o julgador analisar, de forma individualizada, qual redação do artigo 112 da Lei das Execuções Penais é a mais benéfica ao sentenciado para fins de alcance do requisito objetivo necessário à progressão de regime - aquela com ou sem as modificações trazida</text:span><text:span text:style-name="T18">s pela Lei n. 13.964/2019. 2.<text:s/></text:span><text:span text:style-name="T19">Na hipótese, a retificação do cálculo de penas do sentenciado, para aplicação doslapsos de progressão de regime de 40% para os crimes equiparados a hediondo (tráfico de drogas)<text:s/></text:span><text:span text:style-name="T20">e 20% aos crimes comuns, cometidos sem violência<text:s/></text:span><text:span text:style-name="T21">ou grave ameaça (tráfico de drogas privilegiado e porte ilegal de arma de fogo) mostra-se mais benéfica para o agravante, devendo ser mantida sua aplicação.3.Agravo regimental desprovido. (AgRg no HC 699.653/SP, Rel. Ministro RIBEIRO DANTAS, QUINTA TURMA,<text:s/></text:span><text:span text:style-name="T22">”julgado em 09/11/2021, DJe 16/11/2021)</text:span></text:p>
      <text:p text:style-name="P23">Ou seja, não há nenhuma motivação plausível para justificar o crime de tráfico de drogas como delito comum.</text:p>
      <text:p text:style-name="P24">No mesmo sentido, em análise de pedido idêntico feito no processo de execução penal, entendeu o<text:s/>Tribunal de Justiça de Santa Catarina pela inconstitucionalidade do pedido, conforme segue:</text:p>
      <text:p text:style-name="P25"><text:span text:style-name="T26">RECURSO DE AGRAVO DE EXECUÇÃO PENAL. DECISÃO QUE INDEFERE RETIFICAÇÃO DO REQUISITO OBJETIVO DA PROGRESSÃO DE REGIME. RECURSO DO APENADO. TRÁFICO DE DROGAS (LEI 11.3</text:span><text:span text:style-name="T27">43/06, ART. 33, CAPUT). HEDIONDEZ EQUIPARADA (CF, ART. 5º, XLIII; LEI 8.072/90, ART. 2º, CAPUT). PROGRESSÃO DE REGIME. REQUISITO OBJETIVO. PRIMARIEDADE. 40% DA PENA (LEP, ART. 112, CAPUT, V).<text:s/></text:span><text:span text:style-name="T28">O crime de tráfico de drogas é, por força de previsão constituci</text:span><text:span text:style-name="T29">onal e legal, equiparado a hediondo</text:span><text:span text:style-name="T30">, e o requisito objetivo para a progressão de regime referente a delito dessa natureza, quando se tratar de condenado primário ou não reincidente específico em crimes hediondos ou equiparados sem resultado morte, é de<text:s/></text:span><text:span text:style-name="T31">40% da pena, nos termos do art. 112, caput, V, da Lei de Execução Penal. RECURSO CONHECIDO E DESPROVIDO. (TJSC, Agravo de Execução Penal n. 5004564-41.2021.8.24.0006, do Tribunal de Justiça de Santa Catarina, rel. Sérgio Rizelo, Segunda Câmara Criminal, j.</text:span><text:span text:style-name="T32"><text:s/>09-11-2021).</text:span></text:p>
      <text:p text:style-name="P33">Ante o exposto, indefiro o pedido da Defesa.</text:p>
      <text:soft-page-break/>
      <text:p text:style-name="P34">P.R.I. Ciência ao MP.</text:p>
      <text:p text:style-name="P35"/>
      <text:p text:style-name="P36"/>
      <text:p text:style-name="P37">Trata-se de processo de execução penal em desfavor do apenado acima nominado, em que a Defesa requereu a retificação da GEP, a fim de considerar o crime de tráfico de drogas<text:s/>como sendo crime de natureza comum (evento 128)</text:p>
      <text:p text:style-name="P38">Interveio o Ministério Público, opinando pelo indeferimento do pleito (evento 132).</text:p>
      <text:p text:style-name="P39">Relatados.</text:p>
      <text:p text:style-name="P40">O pedido é improcedente.</text:p>
      <text:p text:style-name="P41">Isso porque o artigo 5º, XLIII da CF e o artigo 2º, CAPUT, da lei 8072/90 claramente estabelecem um contexto de equiparação ao tráfico de drogas a crimes de natureza hedionda.</text:p>
      <text:p text:style-name="P42">Se o legislador não pensasse dessa forma, não teria no parágrafo 5º, do artigo 112 da LEP, excepcionado somente o §4º do artigo 33 da lei 11.343/2006, conforme aduz a<text:s/>letra da lei:</text:p>
      <text:p text:style-name="P43"><text:span text:style-name="T44">Art. 112. A pena privativa de liberdade será executada em forma progressiva com a transferência para regime menos rigoroso, a ser determinada pelo juiz, quando o preso tiver cumprido ao menos:</text:span></text:p>
      <text:p text:style-name="P45"><text:span text:style-name="T46">§ 5º Não se considera hediondo ou equiparado, par</text:span><text:span text:style-name="T47">a os fins deste artigo, o crime de tráfico de drogas previsto no § 4º do art. 33 da Lei nº 11.343, de 23 de agosto de 2006.</text:span></text:p>
      <text:p text:style-name="P48"><text:span text:style-name="T49">Registro ainda que a Quinta Turma do STJ, ao julgar o HC 729.332, estabeleceu que as alterações promovidas pela lei 13.964/2019 não<text:s/></text:span><text:span text:style-name="T50">retiraram a equiparação do delito de tráfico de entorpecentes a crime hediondo, considerando ainda que tal previsão está prevista na própria Constituição Federal, no artigo acima citado.</text:span></text:p>
      <text:p text:style-name="P51"><text:span text:style-name="T52">O mesmo entendimento foi aplicado pela 6ª turma do STJ ao julgar o HC</text:span><text:span text:style-name="T53"><text:s/>726.166/SC.</text:span></text:p>
      <text:p text:style-name="P54">Ante o exposto, indefiro o pedido da Defesa.</text:p>
      <text:p text:style-name="P55"><text:span text:style-name="T56">P.R.I. Ciência ao MP</text:span><text:span text:style-name="T57">.</text:span></text:p>
      <text:p text:style-name="P58"/>
      <text:p text:style-name="P59"/>
      <text:p text:style-name="P60">Interveio o Ministério Público, opinando pelo indeferimento do pleito e pela aplicação da lei mais benéfica, separando as frações conforme  a natureza do delito delito (evento 65).</text:p>
      <text:p text:style-name="P61"/>
      <text:p text:style-name="P62"><text:span text:style-name="T63">Voltem-me os autos para decidir acerca das frações utilizadas nos cálculos dos benefíci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body0" style:display-name="textbody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2-03-18T12:40:00Z</meta:creation-date>
    <dc:date>2022-06-28T15:27:00Z</dc:date>
    <meta:template xlink:href="Normal.dotm" xlink:type="simple"/>
    <meta:editing-cycles>9</meta:editing-cycles>
    <meta:editing-duration>PT6900S</meta:editing-duration>
    <meta:document-statistic meta:page-count="2" meta:paragraph-count="11" meta:word-count="888" meta:character-count="5674" meta:row-count="39" meta:non-whitespace-character-count="4797"/>
  </office:meta>
</office:document-meta>
</file>